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bol B+.</text:p>
      <text:p text:style-name="Standard">Políticas de estructuración.</text:p>
      <text:p text:style-name="Standard"/>
      <text:p text:style-name="Standard">Dentro del trabajo práctico, se pueden observar distintos índices, para ciertos campos de un dato compuesto, como en este caso particular, un libro. También se hace uso de una indexación interna <text:s/>de control, bajo un índice B+, que almacena posiciones (<text:span text:style-name="T1">offsets</text:span>) al archivo de registros variables (citado <text:span text:style-name="T1">ut supra</text:span>), donde la clave es el número de identifícacion interno del libro.</text:p>
      <text:p text:style-name="P1"/>
      <text:p text:style-name="P1">Inserción:</text:p>
      <text:p text:style-name="P1"><text:tab/>El método de inserción recursivo, recorre hasta encontrar un nodo hoja, si el árbol esta vacío, la raíz es una hoja y tiene lugar. Se obtiene la posición donde la nueva clave sería insertada, si esta clave ya existe, se sale del metodo con un resultado negativo en cuanto a la inserción, de lo contrario, se procede a insertar el registro en la estructura en memoria. Ahora bien, necesitamos saber si el nodo donde insertamos el registro quedo en estado de sobrecarga (overflow), para esto, preguntamos si el tamaño ya ocupado, sumado al tamaño del registro que insertamos sobrepasa el tamaño efectivo del nodo (tamaño total menos metadata), de no sobrepasarlo, se corta la ejecución del método con un resultado exitoso, pero de no ser exitosa la finalización, se procede a hacer un manejo de la situación de sobrecarga encontrada, y para ello hacemos uso del método “splitLeafNode”, que se encarga de repartir la carga entre el nodo sobrecargado y un nodo nuevo, generando asi un nuevo “orientador”, es decir, una clave que se promueve jerarquicamente, para referenciar a las claves sucesoras.</text:p>
      <text:p text:style-name="P1"/>
      <text:p text:style-name="Standard">Borrado:</text:p>
      <text:p text:style-name="Standard"><text:tab/>Como sabemos de las clases teóricas de organización de archivos, el borrado de un registro en un nodo hoja de un árbol B+ puede generar un estado de subflujo, o en inglés <text:span text:style-name="T1">underflow</text:span><text:span text:style-name="T2">, el proceso de borrado de registros es un proceso complejo y su complejidad reside en la capacidad de manejar cualquiera de las posibles situaciones adversas de reestructuración de los nodos intervinientes.</text:span></text:p>
      <text:p text:style-name="Standard"><text:span text:style-name="T2">En el caso mas simple, se quiere borrar un registro de la raiz/hoja o de cualquier otra hoja, donde la clave a borrar no es un orientador en un nodo padre, este simple caso, se resuelve tan solo sacando el registro de memoria y persistiendo el nodo correspondiente. Ahora bien, ante una <text:s/>situación de </text:span><text:span text:style-name="T1">underflow</text:span><text:span text:style-name="T2"> en un nodo (que no sea la raíz, ya que un </text:span><text:span text:style-name="T1">underflow </text:span><text:span text:style-name="T2">en la raíz no genera problemas) intentamos fusionar el nodo corriente con algun hermano, izquierdo o derecho, siempre y cuando estos no sean capaces de ceder elementos para redistribuir.</text:span></text:p>
      <text:p text:style-name="Standard"><text:span text:style-name="T2">Si estamos en el caso donde las hojas hermanas pueden ceder elementos, primero se estudia la posibilidad de que solo a un lado este la carga, de ser asi se intenta redistribuir con el mas cargado, para no generar </text:span><text:span text:style-name="T1">underflow</text:span><text:span text:style-name="T2"> como daño colateral de una redistribución.</text:span></text:p>
      <text:p text:style-name="Standard"><text:span text:style-name="T2">En caso que haya fusiones o redistribuciones que eliminan orientadores, se va agregando un resultado parcial con ciertos códigos contenidos en la clase “Result”, esto hace que si hubo restructuraciones importantes, se lleve a cabo la actualización correspondiente de los nodos intervinientes.</text:span></text:p>
      <text:p text:style-name="Standard"><text:span text:style-name="T2">Análogo a lo explicado en los nodos hojas en los parrafos anteriores, funciona el método con los nodos internos (InnerNode), leyendo los códigos de resultados parciales, se sabe si se fusiono, o se redistribuyó algun nodo dejando un orientador suplerfluo.</text:span></text:p>
      <text:p text:style-name="P1"><text:line-break/>Cabe destacar, que este método tiene bugs conocidos que se citan en el punto correspondiente, relacionados a las perdidas de referencias (orientadores) en el borrado de registros para los test de stress que se corrier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 </meta:initial-creator>
    <meta:creation-date>2011-05-01T17:01:44</meta:creation-date>
    <dc:date>2011-05-02T20:21:11</dc:date>
    <dc:creator>jo </dc:creator>
    <meta:editing-duration>PT01H09M04S</meta:editing-duration>
    <meta:editing-cycles>3</meta:editing-cycles>
    <meta:generator>OpenOffice.org/3.2$Linux OpenOffice.org_project/320m12$Build-9483</meta:generator>
    <meta:document-statistic meta:table-count="0" meta:image-count="0" meta:object-count="0" meta:page-count="1" meta:paragraph-count="12" meta:word-count="575" meta:character-count="3498"/>
  </office:meta>
</office:document-meta>
</file>